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y="-0.621cm" svg:width="3.835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kt2" text:anchor-type="as-char" svg:y="-0.46cm" svg:width="4.258cm" svg:height="0.6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1" draw:name="Objekt3" text:anchor-type="as-char" svg:y="-0.377cm" svg:width="2.14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kt4" text:anchor-type="as-char" svg:y="-0.427cm" svg:width="4.74cm" svg:height="0.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kt5" text:anchor-type="as-char" svg:y="-0.427cm" svg:width="4.81cm" svg:height="0.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kt6" text:anchor-type="as-char" svg:y="-0.377cm" svg:width="2.26cm" svg:height="0.533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Standard"/>
      <text:p text:style-name="Standard"><draw:frame draw:style-name="fr1" draw:name="Objekt7" text:anchor-type="as-char" svg:y="-0.377cm" svg:width="1.12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kt8" text:anchor-type="as-char" svg:y="-0.377cm" svg:width="4.18cm" svg:height="0.533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Standard"/>
      <text:p text:style-name="Standard"><draw:frame draw:style-name="fr1" draw:name="Objekt9" text:anchor-type="as-char" svg:y="-0.377cm" svg:width="3.336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1" draw:name="Objekt10" text:anchor-type="as-char" svg:y="-0.377cm" svg:width="3.752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48:43.21</meta:creation-date>
    <dc:date>2012-10-16T09:40:02.20</dc:date>
    <meta:editing-duration>PT5M9S</meta:editing-duration>
    <meta:editing-cycles>2</meta:editing-cycles>
    <meta:generator>LibreOffice/3.5$Windows_x86 LibreOffice_project/235ab8a-3802056-4a8fed3-2d66ea8-e241b80</meta:generator>
    <meta:document-statistic meta:table-count="0" meta:image-count="0" meta:object-count="10" meta:page-count="1" meta:paragraph-count="10" meta:word-count="0" meta:character-count="10" meta:non-whitespace-character-count="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b</mi>
          </mrow>
          <mrow>
            <mo stretchy="false">Δ</mo>
            <mi>z</mi>
          </mrow>
        </mfrac>
        <mo stretchy="false">=</mo>
        <mrow>
          <mrow>
            <mi>g</mi>
            <mo stretchy="false">−</mo>
            <mi>t</mi>
          </mrow>
          <mo stretchy="false">−</mo>
          <mrow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  <mo stretchy="false">⋅</mo>
            <mi>b</mi>
          </mrow>
        </mrow>
      </mrow>
    </mrow>
    <annotation encoding="StarMath 5.0">{%DELTA b} over {%DELTA z} =g-t-(hat Y -r) cdot b </annotation>
  </semantics>
</math>
</file>

<file path=Object 10/content.xml><?xml version="1.0" encoding="utf-8"?>
<math xmlns="http://www.w3.org/1998/Math/MathML">
  <semantics>
    <mrow>
      <mrow>
        <mrow>
          <msub>
            <mi>b</mi>
            <mn>3</mn>
          </msub>
          <mo stretchy="false">=</mo>
          <mrow>
            <mn>1.21</mn>
            <mo stretchy="false">∗</mo>
            <mn>1.1</mn>
          </mrow>
        </mrow>
        <mo stretchy="false">=</mo>
        <mn>1,331</mn>
      </mrow>
    </mrow>
    <annotation encoding="StarMath 5.0">b_3 = 1.21*1.1=1,331</annotation>
  </semantics>
</math>
</file>

<file path=Object 2/content.xml><?xml version="1.0" encoding="utf-8"?>
<math xmlns="http://www.w3.org/1998/Math/MathML">
  <semantics>
    <mrow>
      <mrow>
        <mfrac>
          <mrow>
            <mrow>
              <msub>
                <mi>b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b</mi>
                <mrow>
                  <mi>k</mi>
                </mrow>
              </msub>
            </mrow>
          </mrow>
          <mrow>
            <mrow>
              <msub>
                <mi>z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z</mi>
                <mrow>
                  <mi>k</mi>
                </mrow>
              </msub>
            </mrow>
          </mrow>
        </mfrac>
        <mo stretchy="false">=</mo>
        <mrow>
          <mrow>
            <mi>g</mi>
            <mo stretchy="false">−</mo>
            <mi>t</mi>
          </mrow>
          <mo stretchy="false">−</mo>
          <mrow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  <mo stretchy="false">⋅</mo>
            <msub>
              <mi>b</mi>
              <mi>k</mi>
            </msub>
          </mrow>
        </mrow>
      </mrow>
    </mrow>
    <annotation encoding="StarMath 5.0">{b_{k+1}-b_{k}} over {z_{k+1}-z_{k}} =g-t -(hat Y -r) cdot b_k </annotation>
  </semantics>
</math>
</file>

<file path=Object 3/content.xml><?xml version="1.0" encoding="utf-8"?>
<math xmlns="http://www.w3.org/1998/Math/MathML">
  <semantics>
    <mrow>
      <mrow>
        <mrow>
          <msub>
            <mi>z</mi>
            <mrow>
              <mrow>
                <mi>k</mi>
                <mo stretchy="false">+</mo>
                <mn>1</mn>
              </mrow>
            </mrow>
          </msub>
          <mo stretchy="false">−</mo>
          <msub>
            <mi>z</mi>
            <mrow>
              <mi>k</mi>
            </mrow>
          </msub>
        </mrow>
        <mo stretchy="false">=</mo>
        <mn>1</mn>
      </mrow>
    </mrow>
    <annotation encoding="StarMath 5.0">z_{k+1}-z_{k}=1</annotation>
  </semantics>
</math>
</file>

<file path=Object 4/content.xml><?xml version="1.0" encoding="utf-8"?>
<math xmlns="http://www.w3.org/1998/Math/MathML">
  <semantics>
    <mrow>
      <mrow>
        <mrow>
          <msub>
            <mi>b</mi>
            <mrow>
              <mrow>
                <mi>k</mi>
                <mo stretchy="false">+</mo>
                <mn>1</mn>
              </mrow>
            </mrow>
          </msub>
          <mo stretchy="false">−</mo>
          <msub>
            <mi>b</mi>
            <mrow>
              <mi>k</mi>
            </mrow>
          </msub>
        </mrow>
        <mo stretchy="false">=</mo>
        <mrow>
          <mrow>
            <mi>g</mi>
            <mo stretchy="false">−</mo>
            <mi>t</mi>
          </mrow>
          <mo stretchy="false">−</mo>
          <mrow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  <mo stretchy="false">⋅</mo>
            <msub>
              <mi>b</mi>
              <mi>k</mi>
            </msub>
          </mrow>
        </mrow>
      </mrow>
    </mrow>
    <annotation encoding="StarMath 5.0">b_{k+1}-b_{k}  = g-t-(hat Y -r) cdot b_k </annotation>
  </semantics>
</math>
</file>

<file path=Object 5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row>
            <mi>g</mi>
            <mo stretchy="false">−</mo>
            <mi>t</mi>
          </mrow>
          <mo stretchy="false">+</mo>
          <mrow>
            <mrow>
              <mo stretchy="false">(</mo>
              <mrow>
                <mrow>
                  <mn>1</mn>
                  <mo stretchy="false">−</mo>
                  <mrow>
                    <mo stretchy="false">(</mo>
                    <mrow>
                      <mrow>
                        <mover accent="true">
                          <mi>Y</mi>
                          <mo stretchy="false">̂</mo>
                        </mover>
                        <mo stretchy="false">−</mo>
                        <mi>r</mi>
                      </mrow>
                    </mrow>
                    <mo stretchy="false">)</mo>
                  </mrow>
                </mrow>
              </mrow>
              <mo stretchy="false">)</mo>
            </mrow>
            <mo stretchy="false">⋅</mo>
            <msub>
              <mi>b</mi>
              <mi>k</mi>
            </msub>
          </mrow>
        </mrow>
      </mrow>
    </mrow>
    <annotation encoding="StarMath 5.0">b_{k+1} = g-t+(1-(hat Y -r)) cdot b_k </annotation>
  </semantics>
</math>
</file>

<file path=Object 6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n>1.1</mn>
          <mo stretchy="false">⋅</mo>
          <msub>
            <mi>b</mi>
            <mi>k</mi>
          </msub>
        </mrow>
      </mrow>
    </mrow>
    <annotation encoding="StarMath 5.0">b_{k+1} = 1.1 cdot b_k </annotation>
  </semantics>
</math>
</file>

<file path=Object 7/content.xml><?xml version="1.0" encoding="utf-8"?>
<math xmlns="http://www.w3.org/1998/Math/MathML">
  <semantics>
    <mrow>
      <mrow>
        <msub>
          <mi>b</mi>
          <mn>0</mn>
        </msub>
        <mo stretchy="false">=</mo>
        <mn>1</mn>
      </mrow>
    </mrow>
    <annotation encoding="StarMath 5.0">b_0=1
</annotation>
  </semantics>
</math>
</file>

<file path=Object 8/content.xml><?xml version="1.0" encoding="utf-8"?>
<math xmlns="http://www.w3.org/1998/Math/MathML">
  <semantics>
    <mrow>
      <mrow>
        <mrow>
          <mrow>
            <msub>
              <mi>b</mi>
              <mn>1</mn>
            </msub>
            <mo stretchy="false">=</mo>
            <mrow>
              <mn>1.1</mn>
              <mo stretchy="false">⋅</mo>
              <msub>
                <mi>b</mi>
                <mn>0</mn>
              </msub>
            </mrow>
          </mrow>
          <mo stretchy="false">=</mo>
          <mrow>
            <mn>1.1</mn>
            <mo stretchy="false">∗</mo>
            <mn>1</mn>
          </mrow>
        </mrow>
        <mo stretchy="false">=</mo>
        <mn>1.1</mn>
      </mrow>
    </mrow>
    <annotation encoding="StarMath 5.0">b_1 = 1.1 cdot b_0=1.1*1=1.1
</annotation>
  </semantics>
</math>
</file>

<file path=Object 9/content.xml><?xml version="1.0" encoding="utf-8"?>
<math xmlns="http://www.w3.org/1998/Math/MathML">
  <semantics>
    <mrow>
      <mrow>
        <mrow>
          <msub>
            <mi>b</mi>
            <mn>2</mn>
          </msub>
          <mo stretchy="false">=</mo>
          <mrow>
            <mn>1.1</mn>
            <mo stretchy="false">∗</mo>
            <mn>1.1</mn>
          </mrow>
        </mrow>
        <mo stretchy="false">=</mo>
        <mn>1.21</mn>
      </mrow>
    </mrow>
    <annotation encoding="StarMath 5.0">b_2 = 1.1*1.1=1.21
</annotation>
  </semantics>
</math>
</file>